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754f7" officeooo:paragraph-rsid="001754f7"/>
    </style:style>
    <style:style style:name="P2" style:family="paragraph" style:parent-style-name="Standard">
      <style:paragraph-properties fo:text-align="start" style:justify-single-word="false"/>
      <style:text-properties officeooo:rsid="001754f7" officeooo:paragraph-rsid="001754f7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754f7" officeooo:paragraph-rsid="001754f7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1754f7" officeooo:paragraph-rsid="001754f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19c42f" officeooo:paragraph-rsid="0019c42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1a93a2" officeooo:paragraph-rsid="001a93a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9c42f" officeooo:paragraph-rsid="0019c42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54f7" officeooo:paragraph-rsid="001754f7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a93a2" officeooo:paragraph-rsid="001a93a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754f7" officeooo:paragraph-rsid="001754f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93a2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njamin Pierce (bgp12)</text:p>
      <text:p text:style-name="P1">EECS 338</text:p>
      <text:p text:style-name="P1">HW5</text:p>
      <text:p text:style-name="P2"><text:span text:style-name="T1">1)</text:span> Code: prob1.c</text:p>
      <text:p text:style-name="P3">I chose the Shubert algorithm from the previous sample code. </text:p>
      <text:p text:style-name="P8">Output:</text:p>
      <text:p text:style-name="P3"><text:s/>$./prob1</text:p>
      <text:p text:style-name="P3">Min1 = -186.73 Min2 = -17.15 </text:p>
      <text:p text:style-name="P3">The minimum is: -186.73</text:p>
      <text:p text:style-name="P3">Total time was 4.48 seconds.</text:p>
      <text:p text:style-name="P3"/>
      <text:p text:style-name="P4">2) <text:span text:style-name="T2">Code: prob2.c</text:span></text:p>
      <text:p text:style-name="P9">$./prob2</text:p>
      <text:p text:style-name="P10">I'm thread number: 2! My min is: -186.73</text:p>
      <text:p text:style-name="P10">I'm thread number: 1! My min is: -186.73</text:p>
      <text:p text:style-name="P10">I'm thread number: 3! My min is: -64.68</text:p>
      <text:p text:style-name="P10">I'm thread number: 4! My min is: -39.59</text:p>
      <text:p text:style-name="P10">The minimum is: -186.73</text:p>
      <text:p text:style-name="P10">Total time was 1.56 seconds.</text:p>
      <text:p text:style-name="P10"/>
      <text:p text:style-name="P10"/>
      <text:p text:style-name="P5">3) <text:span text:style-name="T3">Code: prob3.c</text:span></text:p>
      <text:p text:style-name="P7">$ ./prob3</text:p>
      <text:p text:style-name="P7">Minimum: -186.73</text:p>
      <text:p text:style-name="P7">Total time was 0.48 seconds.</text:p>
      <text:p text:style-name="P7"/>
      <text:p text:style-name="P6">4) <text:span text:style-name="T2">Code: prob4.c</text:span></text:p>
      <text:p text:style-name="P9">$ ./prob4</text:p>
      <text:p text:style-name="P9">Minimum: -186.73</text:p>
      <text:p text:style-name="P9">Total time was 1.97 secon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6:56:11.169103656</meta:creation-date>
    <dc:date>2019-02-26T18:16:23.437116577</dc:date>
    <meta:editing-duration>PT1H40M2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26" meta:word-count="105" meta:character-count="578" meta:non-whitespace-character-count="496"/>
  </office:meta>
</office:document-meta>
</file>